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ection 3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Wt 8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16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32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64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752.28" calcext:value-type="float">
            <text:p>675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18.33" calcext:value-type="float">
            <text:p>7018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18.33" calcext:value-type="float">
            <text:p>7018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418.25" calcext:value-type="float">
            <text:p>7418.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i</text:p>
          </table:table-cell>
          <table:table-cell table:formula="of:=[.C11]*[.B11]" office:value-type="float" office:value="6752.28" calcext:value-type="float">
            <text:p>6752.28</text:p>
          </table:table-cell>
          <table:table-cell table:number-columns-repeated="3"/>
          <table:table-cell office:value-type="float" office:value="7018.33" calcext:value-type="float">
            <text:p>7018.33</text:p>
          </table:table-cell>
          <table:table-cell table:number-columns-repeated="3"/>
          <table:table-cell office:value-type="float" office:value="7221.12" calcext:value-type="float">
            <text:p>7221.12</text:p>
          </table:table-cell>
          <table:table-cell table:number-columns-repeated="3"/>
          <table:table-cell table:formula="of:=[.O11]*[.N11]" office:value-type="float" office:value="7418.25" calcext:value-type="float">
            <text:p>7418.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24199.711905" calcext:value-type="float">
            <text:p>624199.711905</text:p>
          </table:table-cell>
          <table:table-cell table:number-columns-repeated="3"/>
          <table:table-cell office:value-type="float" office:value="689953.683334" calcext:value-type="float">
            <text:p>689953.683334</text:p>
          </table:table-cell>
          <table:table-cell table:number-columns-repeated="3"/>
          <table:table-cell office:value-type="float" office:value="607165.35" calcext:value-type="float">
            <text:p>607165.35</text:p>
          </table:table-cell>
          <table:table-cell table:number-columns-repeated="3"/>
          <table:table-cell office:value-type="float" office:value="610856.442857" calcext:value-type="float">
            <text:p>610856.442857</text:p>
          </table:table-cell>
          <table:table-cell/>
        </table:table-row>
        <table:table-row table:style-name="ro1">
          <table:table-cell/>
          <table:table-cell office:value-type="float" office:value="753217.452381" calcext:value-type="float">
            <text:p>753217.452381</text:p>
          </table:table-cell>
          <table:table-cell table:number-columns-repeated="3"/>
          <table:table-cell office:value-type="float" office:value="762847.742857" calcext:value-type="float">
            <text:p>762847.742857</text:p>
          </table:table-cell>
          <table:table-cell table:number-columns-repeated="3"/>
          <table:table-cell office:value-type="float" office:value="752261.697619" calcext:value-type="float">
            <text:p>752261.697619</text:p>
          </table:table-cell>
          <table:table-cell table:number-columns-repeated="3"/>
          <table:table-cell office:value-type="float" office:value="744763.828571" calcext:value-type="float">
            <text:p>744763.828571</text:p>
          </table:table-cell>
          <table:table-cell/>
        </table:table-row>
        <table:table-row table:style-name="ro1">
          <table:table-cell/>
          <table:table-cell office:value-type="float" office:value="981883.188096" calcext:value-type="float">
            <text:p>981883.188096</text:p>
          </table:table-cell>
          <table:table-cell table:number-columns-repeated="3"/>
          <table:table-cell office:value-type="float" office:value="989883.833333" calcext:value-type="float">
            <text:p>989883.833333</text:p>
          </table:table-cell>
          <table:table-cell table:number-columns-repeated="3"/>
          <table:table-cell office:value-type="float" office:value="931076.514286" calcext:value-type="float">
            <text:p>931076.514286</text:p>
          </table:table-cell>
          <table:table-cell table:number-columns-repeated="3"/>
          <table:table-cell office:value-type="float" office:value="928594.526023" calcext:value-type="float">
            <text:p>928594.526023</text:p>
          </table:table-cell>
          <table:table-cell/>
        </table:table-row>
        <table:table-row table:style-name="ro1">
          <table:table-cell/>
          <table:table-cell office:value-type="float" office:value="1109416.56905" calcext:value-type="float">
            <text:p>1109416.56905</text:p>
          </table:table-cell>
          <table:table-cell table:number-columns-repeated="3"/>
          <table:table-cell office:value-type="float" office:value="1094425.95952" calcext:value-type="float">
            <text:p>1094425.95952</text:p>
          </table:table-cell>
          <table:table-cell table:number-columns-repeated="3"/>
          <table:table-cell office:value-type="float" office:value="1045845.26905" calcext:value-type="float">
            <text:p>1045845.26905</text:p>
          </table:table-cell>
          <table:table-cell table:number-columns-repeated="3"/>
          <table:table-cell office:value-type="float" office:value="1029019.92857" calcext:value-type="float">
            <text:p>1029019.92857</text:p>
          </table:table-cell>
          <table:table-cell/>
        </table:table-row>
        <table:table-row table:style-name="ro1">
          <table:table-cell/>
          <table:table-cell office:value-type="float" office:value="1189697.77857" calcext:value-type="float">
            <text:p>1189697.77857</text:p>
          </table:table-cell>
          <table:table-cell table:number-columns-repeated="3"/>
          <table:table-cell office:value-type="float" office:value="1216219.83095" calcext:value-type="float">
            <text:p>1216219.83095</text:p>
          </table:table-cell>
          <table:table-cell table:number-columns-repeated="3"/>
          <table:table-cell office:value-type="float" office:value="1169955.36667" calcext:value-type="float">
            <text:p>1169955.36667</text:p>
          </table:table-cell>
          <table:table-cell table:number-columns-repeated="3"/>
          <table:table-cell office:value-type="float" office:value="1132943.28572" calcext:value-type="float">
            <text:p>1132943.28572</text:p>
          </table:table-cell>
          <table:table-cell/>
        </table:table-row>
        <table:table-row table:style-name="ro1">
          <table:table-cell/>
          <table:table-cell office:value-type="float" office:value="1176558.17619" calcext:value-type="float">
            <text:p>1176558.17619</text:p>
          </table:table-cell>
          <table:table-cell table:number-columns-repeated="3"/>
          <table:table-cell office:value-type="float" office:value="1255261.47857" calcext:value-type="float">
            <text:p>1255261.47857</text:p>
          </table:table-cell>
          <table:table-cell table:number-columns-repeated="3"/>
          <table:table-cell office:value-type="float" office:value="1238930.29286" calcext:value-type="float">
            <text:p>1238930.29286</text:p>
          </table:table-cell>
          <table:table-cell table:number-columns-repeated="3"/>
          <table:table-cell office:value-type="float" office:value="1200535.13783" calcext:value-type="float">
            <text:p>1200535.13783</text:p>
          </table:table-cell>
          <table:table-cell/>
        </table:table-row>
        <table:table-row table:style-name="ro1">
          <table:table-cell/>
          <table:table-cell office:value-type="float" office:value="1204732.84762" calcext:value-type="float">
            <text:p>1204732.84762</text:p>
          </table:table-cell>
          <table:table-cell table:number-columns-repeated="3"/>
          <table:table-cell office:value-type="float" office:value="1303306.16428" calcext:value-type="float">
            <text:p>1303306.16428</text:p>
          </table:table-cell>
          <table:table-cell table:number-columns-repeated="3"/>
          <table:table-cell office:value-type="float" office:value="1219871.35" calcext:value-type="float">
            <text:p>1219871.35</text:p>
          </table:table-cell>
          <table:table-cell table:number-columns-repeated="3"/>
          <table:table-cell office:value-type="float" office:value="1246275.69762" calcext:value-type="float">
            <text:p>1246275.69762</text:p>
          </table:table-cell>
          <table:table-cell/>
        </table:table-row>
        <table:table-row table:style-name="ro1">
          <table:table-cell/>
          <table:table-cell office:value-type="float" office:value="1230515.18236" calcext:value-type="float">
            <text:p>1230515.18236</text:p>
          </table:table-cell>
          <table:table-cell table:number-columns-repeated="3"/>
          <table:table-cell office:value-type="float" office:value="1324239.36586" calcext:value-type="float">
            <text:p>1324239.36586</text:p>
          </table:table-cell>
          <table:table-cell table:number-columns-repeated="3"/>
          <table:table-cell office:value-type="float" office:value="1283081.69524" calcext:value-type="float">
            <text:p>1283081.69524</text:p>
          </table:table-cell>
          <table:table-cell table:number-columns-repeated="3"/>
          <table:table-cell office:value-type="float" office:value="1249125.01428" calcext:value-type="float">
            <text:p>1249125.01428</text:p>
          </table:table-cell>
          <table:table-cell/>
        </table:table-row>
        <table:table-row table:style-name="ro1">
          <table:table-cell/>
          <table:table-cell office:value-type="float" office:value="1229998.31191" calcext:value-type="float">
            <text:p>1229998.31191</text:p>
          </table:table-cell>
          <table:table-cell table:number-columns-repeated="3"/>
          <table:table-cell office:value-type="float" office:value="1276851.60714" calcext:value-type="float">
            <text:p>1276851.60714</text:p>
          </table:table-cell>
          <table:table-cell table:number-columns-repeated="3"/>
          <table:table-cell office:value-type="float" office:value="1349083.02857" calcext:value-type="float">
            <text:p>1349083.02857</text:p>
          </table:table-cell>
          <table:table-cell table:number-columns-repeated="3"/>
          <table:table-cell office:value-type="float" office:value="1298324.83334" calcext:value-type="float">
            <text:p>1298324.8333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formula="of:=AVERAGE([.B15:.B23])/1000000" office:value-type="float" office:value="1.05557991312022" calcext:value-type="float">
            <text:p>1.05557991312022</text:p>
          </table:table-cell>
          <table:table-cell table:number-columns-repeated="3"/>
          <table:table-cell table:formula="of:=AVERAGE([.F15:.F23])/1000000" office:value-type="float" office:value="1.10144329620489" calcext:value-type="float">
            <text:p>1.10144329620489</text:p>
          </table:table-cell>
          <table:table-cell table:number-columns-repeated="3"/>
          <table:table-cell table:formula="of:=AVERAGE([.J15:.J23])/1000000" office:value-type="float" office:value="1.06636339603278" calcext:value-type="float">
            <text:p>1.06636339603278</text:p>
          </table:table-cell>
          <table:table-cell table:number-columns-repeated="3"/>
          <table:table-cell table:formula="of:=AVERAGE([.N15:.N23])/1000000" office:value-type="float" office:value="1.04893763275678" calcext:value-type="float">
            <text:p>1.04893763275678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i</text:p>
          </table:table-cell>
          <table:table-cell table:formula="of:=[.B24]*[.B13]/1000" office:value-type="float" office:value="7.12757113576341" calcext:value-type="float">
            <text:p>7.12757113576341</text:p>
          </table:table-cell>
          <table:table-cell table:number-columns-repeated="3"/>
          <table:table-cell table:formula="of:=[.F24]*[.F13]/1000" office:value-type="float" office:value="7.73029252905366" calcext:value-type="float">
            <text:p>7.73029252905366</text:p>
          </table:table-cell>
          <table:table-cell table:number-columns-repeated="3"/>
          <table:table-cell table:formula="of:=[.J24]*[.J13]/1000" office:value-type="float" office:value="7.70033804636021" calcext:value-type="float">
            <text:p>7.70033804636021</text:p>
          </table:table-cell>
          <table:table-cell table:number-columns-repeated="3"/>
          <table:table-cell table:formula="of:=[.N24]*[.N13]/1000" office:value-type="float" office:value="7.78128159419797" calcext:value-type="float">
            <text:p>7.78128159419797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t 8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16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32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64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90.22" calcext:value-type="float">
            <text:p>6590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27.73" calcext:value-type="float">
            <text:p>6527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924.04" calcext:value-type="float">
            <text:p>692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007.04" calcext:value-type="float">
            <text:p>7007.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590.22" calcext:value-type="float">
            <text:p>6590.22</text:p>
          </table:table-cell>
          <table:table-cell table:number-columns-repeated="3"/>
          <table:table-cell office:value-type="float" office:value="6527.73" calcext:value-type="float">
            <text:p>6527.73</text:p>
          </table:table-cell>
          <table:table-cell table:number-columns-repeated="3"/>
          <table:table-cell office:value-type="float" office:value="6924.04" calcext:value-type="float">
            <text:p>6924.04</text:p>
          </table:table-cell>
          <table:table-cell table:number-columns-repeated="3"/>
          <table:table-cell table:formula="of:=[.O36]*[.N36]" office:value-type="float" office:value="7007.04" calcext:value-type="float">
            <text:p>7007.0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57817.242857" calcext:value-type="float">
            <text:p>657817.242857</text:p>
          </table:table-cell>
          <table:table-cell table:number-columns-repeated="3"/>
          <table:table-cell office:value-type="float" office:value="654510.980953" calcext:value-type="float">
            <text:p>654510.980953</text:p>
          </table:table-cell>
          <table:table-cell table:number-columns-repeated="3"/>
          <table:table-cell office:value-type="float" office:value="630072.780952" calcext:value-type="float">
            <text:p>630072.780952</text:p>
          </table:table-cell>
          <table:table-cell table:number-columns-repeated="3"/>
          <table:table-cell office:value-type="float" office:value="654196.247619" calcext:value-type="float">
            <text:p>654196.247619</text:p>
          </table:table-cell>
          <table:table-cell/>
        </table:table-row>
        <table:table-row table:style-name="ro1">
          <table:table-cell/>
          <table:table-cell office:value-type="float" office:value="753381.530952" calcext:value-type="float">
            <text:p>753381.530952</text:p>
          </table:table-cell>
          <table:table-cell table:number-columns-repeated="3"/>
          <table:table-cell office:value-type="float" office:value="824353.933334" calcext:value-type="float">
            <text:p>824353.933334</text:p>
          </table:table-cell>
          <table:table-cell table:number-columns-repeated="3"/>
          <table:table-cell office:value-type="float" office:value="771437.335714" calcext:value-type="float">
            <text:p>771437.335714</text:p>
          </table:table-cell>
          <table:table-cell table:number-columns-repeated="3"/>
          <table:table-cell office:value-type="float" office:value="726255.02381" calcext:value-type="float">
            <text:p>726255.02381</text:p>
          </table:table-cell>
          <table:table-cell/>
        </table:table-row>
        <table:table-row table:style-name="ro1">
          <table:table-cell/>
          <table:table-cell office:value-type="float" office:value="1018796.31667" calcext:value-type="float">
            <text:p>1018796.31667</text:p>
          </table:table-cell>
          <table:table-cell table:number-columns-repeated="3"/>
          <table:table-cell office:value-type="float" office:value="982985.966072" calcext:value-type="float">
            <text:p>982985.966072</text:p>
          </table:table-cell>
          <table:table-cell table:number-columns-repeated="3"/>
          <table:table-cell office:value-type="float" office:value="910174.826191" calcext:value-type="float">
            <text:p>910174.826191</text:p>
          </table:table-cell>
          <table:table-cell table:number-columns-repeated="3"/>
          <table:table-cell office:value-type="float" office:value="914757.858652" calcext:value-type="float">
            <text:p>914757.858652</text:p>
          </table:table-cell>
          <table:table-cell/>
        </table:table-row>
        <table:table-row table:style-name="ro1">
          <table:table-cell/>
          <table:table-cell office:value-type="float" office:value="1170785.85" calcext:value-type="float">
            <text:p>1170785.85</text:p>
          </table:table-cell>
          <table:table-cell table:number-columns-repeated="3"/>
          <table:table-cell office:value-type="float" office:value="1126775.55714" calcext:value-type="float">
            <text:p>1126775.55714</text:p>
          </table:table-cell>
          <table:table-cell table:number-columns-repeated="3"/>
          <table:table-cell office:value-type="float" office:value="1064071.75" calcext:value-type="float">
            <text:p>1064071.75</text:p>
          </table:table-cell>
          <table:table-cell table:number-columns-repeated="3"/>
          <table:table-cell office:value-type="float" office:value="1068711.70476" calcext:value-type="float">
            <text:p>1068711.70476</text:p>
          </table:table-cell>
          <table:table-cell/>
        </table:table-row>
        <table:table-row table:style-name="ro1">
          <table:table-cell/>
          <table:table-cell office:value-type="float" office:value="1225587.02143" calcext:value-type="float">
            <text:p>1225587.02143</text:p>
          </table:table-cell>
          <table:table-cell table:number-columns-repeated="3"/>
          <table:table-cell office:value-type="float" office:value="1250621.38809" calcext:value-type="float">
            <text:p>1250621.38809</text:p>
          </table:table-cell>
          <table:table-cell table:number-columns-repeated="3"/>
          <table:table-cell office:value-type="float" office:value="1157480.8717" calcext:value-type="float">
            <text:p>1157480.8717</text:p>
          </table:table-cell>
          <table:table-cell table:number-columns-repeated="3"/>
          <table:table-cell office:value-type="float" office:value="1142374.69762" calcext:value-type="float">
            <text:p>1142374.69762</text:p>
          </table:table-cell>
          <table:table-cell/>
        </table:table-row>
        <table:table-row table:style-name="ro1">
          <table:table-cell/>
          <table:table-cell office:value-type="float" office:value="1311142.22381" calcext:value-type="float">
            <text:p>1311142.22381</text:p>
          </table:table-cell>
          <table:table-cell table:number-columns-repeated="3"/>
          <table:table-cell office:value-type="float" office:value="1292527.35476" calcext:value-type="float">
            <text:p>1292527.35476</text:p>
          </table:table-cell>
          <table:table-cell table:number-columns-repeated="3"/>
          <table:table-cell office:value-type="float" office:value="1206094.91428" calcext:value-type="float">
            <text:p>1206094.91428</text:p>
          </table:table-cell>
          <table:table-cell table:number-columns-repeated="3"/>
          <table:table-cell office:value-type="float" office:value="1564572.87619" calcext:value-type="float">
            <text:p>1564572.87619</text:p>
          </table:table-cell>
          <table:table-cell/>
        </table:table-row>
        <table:table-row table:style-name="ro1">
          <table:table-cell/>
          <table:table-cell office:value-type="float" office:value="1253963.27143" calcext:value-type="float">
            <text:p>1253963.27143</text:p>
          </table:table-cell>
          <table:table-cell table:number-columns-repeated="3"/>
          <table:table-cell office:value-type="float" office:value="1360817.61905" calcext:value-type="float">
            <text:p>1360817.61905</text:p>
          </table:table-cell>
          <table:table-cell table:number-columns-repeated="3"/>
          <table:table-cell office:value-type="float" office:value="1286486.61905" calcext:value-type="float">
            <text:p>1286486.61905</text:p>
          </table:table-cell>
          <table:table-cell table:number-columns-repeated="3"/>
          <table:table-cell office:value-type="float" office:value="1242482.77857" calcext:value-type="float">
            <text:p>1242482.77857</text:p>
          </table:table-cell>
          <table:table-cell/>
        </table:table-row>
        <table:table-row table:style-name="ro1">
          <table:table-cell/>
          <table:table-cell office:value-type="float" office:value="1236723.12381" calcext:value-type="float">
            <text:p>1236723.12381</text:p>
          </table:table-cell>
          <table:table-cell table:number-columns-repeated="3"/>
          <table:table-cell office:value-type="float" office:value="1355064.38478" calcext:value-type="float">
            <text:p>1355064.38478</text:p>
          </table:table-cell>
          <table:table-cell table:number-columns-repeated="3"/>
          <table:table-cell office:value-type="float" office:value="1297176.03095" calcext:value-type="float">
            <text:p>1297176.03095</text:p>
          </table:table-cell>
          <table:table-cell table:number-columns-repeated="3"/>
          <table:table-cell office:value-type="float" office:value="1323646.45238" calcext:value-type="float">
            <text:p>1323646.45238</text:p>
          </table:table-cell>
          <table:table-cell/>
        </table:table-row>
        <table:table-row table:style-name="ro1">
          <table:table-cell/>
          <table:table-cell office:value-type="float" office:value="1255282.18571" calcext:value-type="float">
            <text:p>1255282.18571</text:p>
          </table:table-cell>
          <table:table-cell table:number-columns-repeated="3"/>
          <table:table-cell office:value-type="float" office:value="1346077.85714" calcext:value-type="float">
            <text:p>1346077.85714</text:p>
          </table:table-cell>
          <table:table-cell table:number-columns-repeated="3"/>
          <table:table-cell office:value-type="float" office:value="1366707.26083" calcext:value-type="float">
            <text:p>1366707.26083</text:p>
          </table:table-cell>
          <table:table-cell table:number-columns-repeated="3"/>
          <table:table-cell office:value-type="float" office:value="1359897.26191" calcext:value-type="float">
            <text:p>1359897.2619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formula="of:=AVERAGE([.B40:.B48])/1000000" office:value-type="float" office:value="1.09816430740767" calcext:value-type="float">
            <text:p>1.09816430740767</text:p>
          </table:table-cell>
          <table:table-cell table:number-columns-repeated="3"/>
          <table:table-cell table:formula="of:=AVERAGE([.F40:.F48])/1000000" office:value-type="float" office:value="1.13263722681322" calcext:value-type="float">
            <text:p>1.13263722681322</text:p>
          </table:table-cell>
          <table:table-cell table:number-columns-repeated="3"/>
          <table:table-cell table:formula="of:=AVERAGE([.J40:.J48])/1000000" office:value-type="float" office:value="1.07663359885189" calcext:value-type="float">
            <text:p>1.07663359885189</text:p>
          </table:table-cell>
          <table:table-cell table:number-columns-repeated="3"/>
          <table:table-cell table:formula="of:=AVERAGE([.N40:.N48])/1000000" office:value-type="float" office:value="1.11076610016789" calcext:value-type="float">
            <text:p>1.1107661001678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i</text:p>
          </table:table-cell>
          <table:table-cell table:formula="of:=[.B49]*[.B38]/1000" office:value-type="float" office:value="7.23714438196415" calcext:value-type="float">
            <text:p>7.23714438196415</text:p>
          </table:table-cell>
          <table:table-cell table:number-columns-repeated="3"/>
          <table:table-cell table:formula="of:=[.F49]*[.F38]/1000" office:value-type="float" office:value="7.39355000458548" calcext:value-type="float">
            <text:p>7.39355000458548</text:p>
          </table:table-cell>
          <table:table-cell table:number-columns-repeated="3"/>
          <table:table-cell table:formula="of:=[.J49]*[.J38]/1000" office:value-type="float" office:value="7.45465410379443" calcext:value-type="float">
            <text:p>7.45465410379443</text:p>
          </table:table-cell>
          <table:table-cell table:number-columns-repeated="3"/>
          <table:table-cell table:formula="of:=[.N49]*[.N38]/1000" office:value-type="float" office:value="7.7831824945204" calcext:value-type="float">
            <text:p>7.78318249452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09:38:13.54922776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1:23:28.503107402</meta:creation-date>
    <dc:date>2017-12-15T09:54:01.336258323</dc:date>
    <meta:editing-duration>PT37M11S</meta:editing-duration>
    <meta:editing-cycles>8</meta:editing-cycles>
    <meta:generator>LibreOffice/5.3.1.2$Linux_X86_64 LibreOffice_project/30m0$Build-2</meta:generator>
    <meta:document-statistic meta:table-count="1" meta:cell-count="147" meta:object-count="0"/>
  </office:meta>
</office:document-meta>
</file>